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312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Simtomas</text:p>
          </table:table-cell>
          <table:table-cell table:style-name="ce1" office:value-type="string" calcext:value-type="string">
            <text:p>Informações adicionais</text:p>
          </table:table-cell>
          <table:table-cell table:style-name="ce1" office:value-type="string" calcext:value-type="string">
            <text:p>Problema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À vezes o computador não liga e apresenta bips longos e espaçados. Quando liga às vezes trava na execução de qual quer programa e até mesmo antes do boot.</text:p>
          </table:table-cell>
          <table:table-cell office:value-type="string" calcext:value-type="string">
            <text:p>Problema começou a acontecer depois que o computador foi transportado de uma casa para outra no porta-malas de um carro</text:p>
          </table:table-cell>
          <table:table-cell office:value-type="string" calcext:value-type="string">
            <text:p>Pinc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 e às vezes trava mesmo antes do boot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 computador tem um drive de disquete, mas o SO não reconhece o drive. O drive A: não aparaece dentro do SO</text:p>
          </table:table-cell>
          <table:table-cell/>
          <table:table-cell office:value-type="string" calcext:value-type="string">
            <text:p>Configuração Setup</text:p>
          </table:table-cell>
          <table:table-cell office:value-type="string" calcext:value-type="string">
            <text:p>Reinstalar Drives</text:p>
          </table:table-cell>
          <table:table-cell office:value-type="string" calcext:value-type="string">
            <text:p>Disquete</text:p>
          </table:table-cell>
          <table:table-cell office:value-type="string" calcext:value-type="string">
            <text:p>Pincel</text:p>
          </table:table-cell>
          <table:table-cell/>
        </table:table-row>
        <table:table-row table:style-name="ro4">
          <table:table-cell office:value-type="string" calcext:value-type="string">
            <text:p>Logo ao ligar o computador o autoteste (POST) exibe a mensagem “HDD Failure” ( Falha no HD). Após a mensagem o computador suspende as suas atividades, não chegando a nem mesmo iniciar o boot.</text:p>
          </table:table-cell>
          <table:table-cell/>
          <table:table-cell office:value-type="string" calcext:value-type="string">
            <text:p>HD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 computador trava sempre durante a execução de um determinado programa aplicativo.</text:p>
          </table:table-cell>
          <table:table-cell/>
          <table:table-cell office:value-type="string" calcext:value-type="string">
            <text:p>Reinstalar AP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urante a utilização do computador, no acessar alguns arquivos no HD o computador trava durante alguns segundos e volta a funcionar. Às vezes, ao tentar acessar alguns arquivos no HD o windows avisa que eles estão corrompidos e não permite o acesso.</text:p>
          </table:table-cell>
          <table:table-cell office:value-type="string" calcext:value-type="string">
            <text:p>Às vezes pode se ouvir uns estalos bem altos que vem de dentro do computador.</text:p>
          </table:table-cell>
          <table:table-cell office:value-type="string" calcext:value-type="string">
            <text:p>HD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está muito lento, tanto para ler ou gravar arquivos quanto para executar programas, digitar textos, acessar a Internet, etc. Alguns arquivos do usuario sumiram. Às vezes trava.</text:p>
          </table:table-cell>
          <table:table-cell office:value-type="string" calcext:value-type="string">
            <text:p>O defeito apareceu depois que o usuário abriu um arquivo executável que um amigo lhe enviou por email.</text:p>
          </table:table-cell>
          <table:table-cell office:value-type="string" calcext:value-type="string">
            <text:p>Vir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 e às vezes trava mesmo antes do boot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o apertar o botão liga/desliga do gabinete nada acontece. O computador nao liga. Nenhum LED do gabinete acende.</text:p>
          </table:table-cell>
          <table:table-cell/>
          <table:table-cell office:value-type="string" calcext:value-type="string">
            <text:p>Fonte Alimentaç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 e às vezes trava mesmo antes do boot</text:p>
          </table:table-cell>
          <table:table-cell office:value-type="string" calcext:value-type="string">
            <text:p>O travamento ocorre com mais frequencia depois que o computador esta ligado por algum tempo.</text:p>
          </table:table-cell>
          <table:table-cell office:value-type="string" calcext:value-type="string">
            <text:p>Cooler CP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, mas sempre depois do boot.</text:p>
          </table:table-cell>
          <table:table-cell office:value-type="string" calcext:value-type="string">
            <text:p>Defeito começou a acontecer depois de uma queda rependina de energia enquanto usuario utilizava o computador</text:p>
          </table:table-cell>
          <table:table-cell office:value-type="string" calcext:value-type="string">
            <text:p>Reinstalar siste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urante a utilização do computador, as imagens perdem a definição. Às vezes aparecem barras verticais na tele e cores estranhas.</text:p>
          </table:table-cell>
          <table:table-cell/>
          <table:table-cell office:value-type="string" calcext:value-type="string">
            <text:p>Grafica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Nenhum sinal de video aparece no monitor.</text:p>
          </table:table-cell>
          <table:table-cell office:value-type="string" calcext:value-type="string">
            <text:p>O computador liga normalmente e você consegue ouvir o bip que indica o sucesso no autoteste. Alem disso, aparece que o computador esta carregando o SO normalmente, porque você consegue ouvir o som inicial de entrar do Windows.</text:p>
          </table:table-cell>
          <table:table-cell office:value-type="string" calcext:value-type="string">
            <text:p>Ecrâ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esar de não haver distroções nas imagens, elas aparecem dentro do Windows com uma definição muito pobre e poucas corer.</text:p>
          </table:table-cell>
          <table:table-cell/>
          <table:table-cell office:value-type="string" calcext:value-type="string">
            <text:p>Reinstalar Driv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o tentar ler ou gravar arquivos em disquetes o Widndows exibe uma mensagem de errode acesso ao disco.</text:p>
          </table:table-cell>
          <table:table-cell/>
          <table:table-cell office:value-type="string" calcext:value-type="string">
            <text:p>Disque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Às vezes o computador não liga e apresenta um bip longo seguido de três bips curtos. Às vezes ele funciona normalmente.</text:p>
          </table:table-cell>
          <table:table-cell/>
          <table:table-cell office:value-type="string" calcext:value-type="string">
            <text:p>Pinc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o tentar carregar o sistema operacional o computador apresenta a mensagem “Disco sem sistema ou defeituoso”.</text:p>
          </table:table-cell>
          <table:table-cell office:value-type="string" calcext:value-type="string">
            <text:p>O computador estava a funcionar normalmente quando de rerepente parou de carregar o SO e começou a apresentar a mensagem de erro.</text:p>
          </table:table-cell>
          <table:table-cell office:value-type="string" calcext:value-type="string">
            <text:p>Reinstalar sistema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Motherboard</text:p>
          </table:table-cell>
          <table:table-cell/>
        </table:table-row>
        <table:table-row table:style-name="ro2">
          <table:table-cell office:value-type="string" calcext:value-type="string">
            <text:p>Ao tentar ler arquivos em CD-ROMs o windows exibe uma mensagem de erro de leitura em alguns arquivos e às vezes erro de acesso total ao CD-ROM</text:p>
          </table:table-cell>
          <table:table-cell office:value-type="string" calcext:value-type="string">
            <text:p>Já foram utilizados vários CD-ROMs diferentes, inclusive CD-ROMs novos, mas para todos ocorre o mesmo erro.</text:p>
          </table:table-cell>
          <table:table-cell office:value-type="string" calcext:value-type="string">
            <text:p>CD-ROM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go ao ligar o computador o autoteste (POST) exibe a mensagem “HDD Failure” ( Falha no HD). Após a mensagem o computador suspende as suas atividades, não chegando a nem mesmo iniciar o boot.</text:p>
          </table:table-cell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HD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 computador trava ou reinicia sozinho em qualquel momento, durante a utilizaçao de qualquer programa, mas sempre depois do boot.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À vezes o computador não liga e apresenta bips longos e espaçados. Quando liga às vezes trava na execução de qual quer programa e até mesmo antes do boot.</text:p>
          </table:table-cell>
          <table:table-cell office:value-type="string" calcext:value-type="string">
            <text:p>Problema começou a acontecer depois que o computador foi transportado de uma casa para outra no porta-malas de um carro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2">
          <table:table-cell office:value-type="string" calcext:value-type="string">
            <text:p>Ao tentar ler ou gravar arquivos em disquetes o Widndows exibe uma mensagem de errode acesso ao disco.</text:p>
          </table:table-cell>
          <table:table-cell office:value-type="string" calcext:value-type="string">
            <text:p>Já foram utilizados várias disquetes diferentes, inclusive disquetes novos, mas para todos ocorre o mesmo erro.</text:p>
          </table:table-cell>
          <table:table-cell office:value-type="string" calcext:value-type="string">
            <text:p>Disque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 computador trava ou reinicia sozinho em qualquel momento, durante a utilizaçao de qualquer programa, mas sempre depois do boot.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 computador trava ou reinicia sozinho em qualquel momento, durante a utilizaçao de qualquer programa, mas sempre depois do boot.</text:p>
          </table:table-cell>
          <table:table-cell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o tentar carregar o sistema operacional o computador apresenta a mensagem “Disco sem sistema ou defeituoso”.</text:p>
          </table:table-cell>
          <table:table-cell office:value-type="string" calcext:value-type="string">
            <text:p>O computador estava a funcionar normalmente quando de rerepente parou de carregar o SO e começou a apresentar a mensagem de erro.</text:p>
          </table:table-cell>
          <table:table-cell office:value-type="string" calcext:value-type="string">
            <text:p>Reinstalar sistema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HDD</text:p>
          </table:table-cell>
          <table:table-cell/>
        </table:table-row>
        <table:table-row table:style-name="ro3">
          <table:table-cell office:value-type="string" calcext:value-type="string">
            <text:p>Durante a utilização do computador, as imagens perdem a definição. Às vezes aparecem barras verticais na tele e cores estranhas.</text:p>
          </table:table-cell>
          <table:table-cell/>
          <table:table-cell office:value-type="string" calcext:value-type="string">
            <text:p>Graf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está muito lento, tanto para ler ou gravar arquivos quanto para executar programas, digitar textos, acessar a Internet, etc. Alguns arquivos do usuario sumiram. Às vezes trava.</text:p>
          </table:table-cell>
          <table:table-cell office:value-type="string" calcext:value-type="string">
            <text:p>O defeito apareceu depois que o usuário abriu um arquivo executável que um amigo lhe enviou por email.</text:p>
          </table:table-cell>
          <table:table-cell office:value-type="string" calcext:value-type="string">
            <text:p>Vir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 e às vezes trava mesmo antes do boot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R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Às vezes o computador não liga e apresenta um bip longo seguido de três bips curtos. Às vezes ele funciona normalmente.</text:p>
          </table:table-cell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go ao ligar o computador o autoteste (POST) exibe a mensagem “HDD Failure” ( Falha no HD). Após a mensagem o computador suspende as suas atividades, não chegando a nem mesmo iniciar o boot.</text:p>
          </table:table-cell>
          <table:table-cell/>
          <table:table-cell office:value-type="string" calcext:value-type="string">
            <text:p>HDD</text:p>
          </table:table-cell>
          <table:table-cell office:value-type="string" calcext:value-type="string">
            <text:p>Motherboar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 computador trava sempre durante a execução de um determinado programa aplicativo.</text:p>
          </table:table-cell>
          <table:table-cell/>
          <table:table-cell office:value-type="string" calcext:value-type="string">
            <text:p>Reinstalar APP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RAM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enhum sinal de video aparece no monitor.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, mas sempre depois do boot.</text:p>
          </table:table-cell>
          <table:table-cell office:value-type="string" calcext:value-type="string">
            <text:p>Defeito começou a acontecer depois de uma queda rependina de energia enquanto usuario utilizava o computador</text:p>
          </table:table-cell>
          <table:table-cell office:value-type="string" calcext:value-type="string">
            <text:p>Reinstalar o sistem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go ao ligar o computador o autoteste (POST) exibe a mensagem “HDD Failure” ( Falha no HD). Após a mensagem o computador suspende as suas atividades, não chegando a nem mesmo iniciar o boot.</text:p>
          </table:table-cell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HD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pesar de não haver distroções nas imagens, elas aparecem dentro do Windows com uma definição muito pobre e poucas corer.</text:p>
          </table:table-cell>
          <table:table-cell/>
          <table:table-cell office:value-type="string" calcext:value-type="string">
            <text:p>Reinstalar Driv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urante a utilização do computador, ao acessar alguns arquivos no HD o computador trava alguns segundos e volta a funcionar. Às veze, ao tentar acessar alguns arquivos no HD o Windows asiva que eles estão corronmpidos e não permite o acesso.</text:p>
          </table:table-cell>
          <table:table-cell/>
          <table:table-cell office:value-type="string" calcext:value-type="string">
            <text:p>HD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computador trava ou reinicia sozinho em qualquel momento, durante a utilizaçao de qualquer programa e às vezes trava mesmo antes do boot</text:p>
          </table:table-cell>
          <table:table-cell office:value-type="string" calcext:value-type="string">
            <text:p>O travamento ocorre com mais frequencia depois que o computador esta ligado por algum tempo.</text:p>
          </table:table-cell>
          <table:table-cell office:value-type="string" calcext:value-type="string">
            <text:p>Cooler CPU</text:p>
          </table:table-cell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 tentar ler arquivos em CD-ROMs o windows exibe uma mensagem de erro de leitura em alguns arquivos e às vezes erro de acesso total ao CD-ROM</text:p>
          </table:table-cell>
          <table:table-cell office:value-type="string" calcext:value-type="string">
            <text:p>Já foram utilizados vários CD-ROMs diferentes, inclusive CD-ROMs novos, mas para todos ocorre o mesmo erro.</text:p>
          </table:table-cell>
          <table:table-cell office:value-type="string" calcext:value-type="string">
            <text:p>CD-RO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 computador tem um drive de disquete, mas o SO não reconhece o drive. O drive A: não aparaece dentro do SO</text:p>
          </table:table-cell>
          <table:table-cell/>
          <table:table-cell office:value-type="string" calcext:value-type="string">
            <text:p>Reconfigurar Setup</text:p>
          </table:table-cell>
          <table:table-cell office:value-type="string" calcext:value-type="string">
            <text:p>Disquete</text:p>
          </table:table-cell>
          <table:table-cell office:value-type="string" calcext:value-type="string">
            <text:p>Drives Disque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o apertar o botão liga/desliga do gabinete nada acontece. O computador nao liga. Nenhum LED do gabinete acende.</text:p>
          </table:table-cell>
          <table:table-cell office:value-type="string" calcext:value-type="string">
            <text:p>Energia fornecida na tomada esta normal</text:p>
          </table:table-cell>
          <table:table-cell office:value-type="string" calcext:value-type="string">
            <text:p>Fonte Alimentação</text:p>
          </table:table-cell>
          <table:table-cell table:number-columns-repeated="4"/>
        </table:table-row>
        <table:table-row table:style-name="ro6" table:number-rows-repeated="7">
          <table:table-cell table:number-columns-repeated="7"/>
        </table:table-row>
        <table:table-row table:style-name="ro6" table:number-rows-repeated="11">
          <table:table-cell table:number-columns-repeated="2"/>
          <table:table-cell table:style-name="ce2" table:number-columns-repeated="4"/>
          <table:table-cell/>
        </table:table-row>
        <table:table-row table:style-name="ro6">
          <table:table-cell table:number-columns-repeated="2"/>
          <table:table-cell table:style-name="Default" table:number-columns-repeated="5"/>
        </table:table-row>
        <table:table-row table:style-name="ro6"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4:37:50.431418134</meta:creation-date>
    <dc:date>2025-12-10T22:20:25.769978559</dc:date>
    <meta:editing-duration>PT4H46M39S</meta:editing-duration>
    <meta:editing-cycles>1</meta:editing-cycles>
    <meta:document-statistic meta:table-count="1" meta:cell-count="125" meta:object-count="0"/>
    <meta:generator>LibreOffice/25.8.3.2$Linux_X86_64 LibreOffice_project/06b81628d9fd65a1ba42a7e2bd52e7ff2f57cc2d</meta:generator>
  </office:meta>
</office:document-meta>
</file>